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283cm" style:rel-column-width="10922*"/>
    </style:style>
    <style:style style:name="Tableau2.E" style:family="table-column">
      <style:table-column-properties style:column-width="4.283cm" style:rel-column-width="10923*"/>
    </style:style>
    <style:style style:name="Tableau2.F" style:family="table-column">
      <style:table-column-properties style:column-width="4.284cm" style:rel-column-width="10924*"/>
    </style:style>
    <style:style style:name="Tableau2.1" style:family="table-row">
      <style:table-row-properties style:min-row-height="3cm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style:min-row-height="2.611cm"/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min-row-height="2.099cm"/>
    </style:style>
    <style:style style:name="Tableau2.5" style:family="table-row">
      <style:table-row-properties style:min-row-height="4.001cm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e3e6e" officeooo:paragraph-rsid="001e3e6e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c81eb" officeooo:paragraph-rsid="001e3e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e3e6e" officeooo:paragraph-rsid="001e3e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e3e6e" officeooo:paragraph-rsid="0029ad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efb5f" officeooo:paragraph-rsid="001efb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efb5f" officeooo:paragraph-rsid="0029ad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0pt" officeooo:paragraph-rsid="0024ea71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0pt" officeooo:paragraph-rsid="00266b9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color="#4f81bd" style:text-outline="false" style:text-line-through-style="none" style:text-line-through-type="none" style:font-name="Liberation Sans" fo:font-size="11pt" fo:font-style="normal" fo:text-shadow="none" style:text-underline-style="none" fo:font-weight="bold" officeooo:rsid="001c81eb" officeooo:paragraph-rsid="001e3e6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4f81bd" style:text-outline="false" style:text-line-through-style="none" style:text-line-through-type="none" style:font-name="Liberation Sans" fo:font-size="11pt" fo:font-style="normal" fo:text-shadow="none" style:text-underline-style="none" fo:font-weight="bold" officeooo:rsid="001e3e6e" officeooo:paragraph-rsid="001e3e6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4f81bd" style:text-outline="false" style:text-line-through-style="none" style:text-line-through-type="none" style:font-name="Liberation Sans" fo:font-size="11pt" fo:font-style="normal" fo:text-shadow="none" style:text-underline-style="none" fo:font-weight="bold" officeooo:rsid="001e3e6e" officeooo:paragraph-rsid="0029ad6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Liberation Sans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e3e6e" officeooo:paragraph-rsid="001e3e6e" style:font-size-asian="11pt" style:font-weight-asian="bold" style:font-size-complex="11pt" style:font-weight-complex="bold"/>
    </style:style>
    <style:style style:name="T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efb5f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4ea71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ff763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66b9b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efb5f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4ea71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ff763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66b9b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01ff7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E CANEVAS DU PROJET</text:p>
      <text:p text:style-name="P2"/>
      <table:table table:name="Tableau2" table:style-name="Tableau2">
        <table:table-column table:style-name="Tableau2.A" table:number-columns-repeated="4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10">BUT</text:p>
            <text:p text:style-name="P3"/>
            <text:p text:style-name="P6">{d.goal:c<text:span text:style-name="T9">onvCRLF()</text:span>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table:number-rows-spanned="2" office:value-type="string">
            <text:p text:style-name="P11">BUDGET</text:p>
            <text:p text:style-name="P4"/>
            <text:p text:style-name="P8"><text:span text:style-name="T5">{d.b</text:span><text:span text:style-name="T6">udget</text:span><text:span text:style-name="T5">:c</text:span><text:span text:style-name="T7">onvCRLF()</text:span><text:span text:style-name="T5">}</text:span></text:p>
            <text:p text:style-name="P4"/>
          </table:table-cell>
          <table:table-cell table:style-name="Tableau2.A2" table:number-rows-spanned="2" office:value-type="string">
            <text:p text:style-name="P11">EQUIPE</text:p>
            <text:p text:style-name="P4"/>
            <text:p text:style-name="P8"><text:span text:style-name="T5">{d.t</text:span><text:span text:style-name="T6">eam</text:span><text:span text:style-name="T5">:c</text:span><text:span text:style-name="T7">onvCRLF()</text:span><text:span text:style-name="T5">}</text:span></text:p>
          </table:table-cell>
          <table:table-cell table:style-name="Tableau2.A2" table:number-rows-spanned="2" office:value-type="string">
            <text:p text:style-name="P11">CONDITIONS</text:p>
            <text:p text:style-name="P4"/>
            <text:p text:style-name="P8"><text:span text:style-name="T5">{d.r</text:span><text:span text:style-name="T6">equirements</text:span><text:span text:style-name="T5">:c</text:span><text:span text:style-name="T7">onvCRLF()</text:span><text:span text:style-name="T5">}</text:span></text:p>
          </table:table-cell>
          <table:table-cell table:style-name="Tableau2.A2" table:number-rows-spanned="3" office:value-type="string">
            <text:p text:style-name="P11">JALONS</text:p>
            <text:p text:style-name="P4"><text:s/></text:p>
            <text:p text:style-name="P8"><text:span text:style-name="T5">{d.m</text:span><text:span text:style-name="T6">ilestones</text:span><text:span text:style-name="T5">:c</text:span><text:span text:style-name="T7">onvCRLF()</text:span><text:span text:style-name="T5">}</text:span></text:p>
          </table:table-cell>
          <table:table-cell table:style-name="Tableau2.E2" table:number-columns-spanned="2" office:value-type="string">
            <text:p text:style-name="P11">QUALITE</text:p>
            <text:p text:style-name="P4"/>
            <text:p text:style-name="P9"><text:span text:style-name="T5">{d.q</text:span><text:span text:style-name="T8">uality</text:span><text:span text:style-name="T5">:convCRLF()}</text:span></text:p>
            <text:p text:style-name="P4"/>
          </table:table-cell>
          <table:covered-table-cell/>
        </table:table-row>
        <table:table-row table:style-name="Tableau2.3">
          <table:covered-table-cell/>
          <table:covered-table-cell/>
          <table:covered-table-cell/>
          <table:covered-table-cell/>
          <table:table-cell table:style-name="Tableau2.A2" table:number-rows-spanned="2" office:value-type="string">
            <text:p text:style-name="P12">RESULTAT</text:p>
            <text:p text:style-name="P5"/>
            <text:p text:style-name="P7">{d.outcome:convCRLF()}</text:p>
          </table:table-cell>
          <table:table-cell table:style-name="Tableau2.E2" table:number-rows-spanned="2" office:value-type="string">
            <text:p text:style-name="P11">CLIENT</text:p>
            <text:p text:style-name="P4"/>
            <text:p text:style-name="P9"><text:span text:style-name="T5">{d.c</text:span><text:span text:style-name="T8">ustomers</text:span><text:span text:style-name="T5">:convCRLF()}</text:span></text:p>
          </table:table-cell>
        </table:table-row>
        <table:table-row table:style-name="Tableau2.1">
          <table:table-cell table:style-name="Tableau2.A2" table:number-columns-spanned="2" office:value-type="string">
            <text:p text:style-name="P11">RESSOURCES</text:p>
            <text:p text:style-name="P4"/>
            <text:p text:style-name="P9"><text:span text:style-name="T5">{d.r</text:span><text:span text:style-name="T8">esources</text:span><text:span text:style-name="T5">:convCRLF()}</text:span></text:p>
          </table:table-cell>
          <table:covered-table-cell/>
          <table:table-cell table:style-name="Tableau2.A2" office:value-type="string">
            <text:p text:style-name="P11">RISQUES &amp; OPPORTUNITES</text:p>
            <text:p text:style-name="P4"/>
            <text:p text:style-name="P9"><text:span text:style-name="T5">{d.r</text:span><text:span text:style-name="T8">isks</text:span><text:span text:style-name="T5">:convCRLF()}</text:span></text:p>
            <text:p text:style-name="P4"/>
          </table:table-cell>
          <table:covered-table-cell/>
          <table:covered-table-cell/>
          <table:covered-table-cell/>
        </table:table-row>
        <table:table-row table:style-name="Tableau2.5">
          <table:table-cell table:style-name="Tableau2.E2" table:number-columns-spanned="6" office:value-type="string">
            <text:p text:style-name="P11">CALENDRIER</text:p>
            <text:p text:style-name="P4"/>
            <text:p text:style-name="P9"><text:span text:style-name="T5">{d.p</text:span><text:span text:style-name="T8">lanning</text:span><text:span text:style-name="T5">:convCRLF()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3T15:51:58.166916684</meta:creation-date>
    <dc:date>2019-11-23T20:45:00.713832992</dc:date>
    <meta:editing-duration>PT37M44S</meta:editing-duration>
    <meta:editing-cycles>14</meta:editing-cycles>
    <meta:generator>LibreOffice/6.3.0.4$MacOSX_X86_64 LibreOffice_project/057fc023c990d676a43019934386b85b21a9ee99</meta:generator>
    <meta:document-statistic meta:table-count="1" meta:image-count="0" meta:object-count="0" meta:page-count="1" meta:paragraph-count="24" meta:word-count="28" meta:character-count="361" meta:non-whitespace-character-count="355"/>
  </office:meta>
</office:document-meta>
</file>